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6306in" table:align="margins"/>
    </style:style>
    <style:style style:name="Table1.A" style:family="table-column">
      <style:table-column-properties style:column-width="2.2104in" style:rel-column-width="21845*"/>
    </style:style>
    <style:style style:name="Table1.A1" style:family="table-cell">
      <style:table-cell-properties style:writing-mode="page"/>
    </style:style>
    <style:style style:name="Table2" style:family="table">
      <style:table-properties style:width="6.6306in" table:align="margins"/>
    </style:style>
    <style:style style:name="Table2.A" style:family="table-column">
      <style:table-column-properties style:column-width="1.3264in" style:rel-column-width="13107*"/>
    </style:style>
    <style:style style:name="Table2.A1" style:family="table-cell">
      <style:table-cell-properties fo:padding="0in" fo:border="none" style:writing-mode="page"/>
    </style:style>
    <style:style style:name="P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officeooo:paragraph-rsid="0007dc47" style:font-style-asian="italic" style:font-style-complex="italic"/>
    </style:style>
    <style:style style:name="P2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7dc47" style:font-style-asian="italic" style:font-style-complex="italic"/>
    </style:style>
    <style:style style:name="P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8facb" style:font-style-asian="italic" style:font-style-complex="italic"/>
    </style:style>
    <style:style style:name="P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a2b01" style:font-style-asian="italic" style:font-style-complex="italic"/>
    </style:style>
    <style:style style:name="P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a88da" officeooo:paragraph-rsid="000a88da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0a88da" style:font-style-asian="italic" style:font-style-complex="italic"/>
    </style:style>
    <style:style style:name="P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ae2c9" officeooo:paragraph-rsid="000ae2c9" style:font-style-asian="italic" style:font-style-complex="italic"/>
    </style:style>
    <style:style style:name="P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c5e50" officeooo:paragraph-rsid="000c5e50" style:font-style-asian="italic" style:font-style-complex="italic"/>
    </style:style>
    <style:style style:name="P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ee1ff" officeooo:paragraph-rsid="000ee1ff" style:font-style-asian="italic" style:font-style-complex="italic"/>
    </style:style>
    <style:style style:name="P10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0faac" officeooo:paragraph-rsid="0010faac" style:font-style-asian="italic" style:font-style-complex="italic"/>
    </style:style>
    <style:style style:name="P11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5452f" officeooo:paragraph-rsid="0015452f" style:font-style-asian="italic" style:font-style-complex="italic"/>
    </style:style>
    <style:style style:name="P12" style:family="paragraph" style:parent-style-name="Standard" style:master-page-name="">
      <loext:graphic-properties draw:fill="none"/>
      <style:paragraph-properties fo:margin-left="0in" fo:margin-right="0in" fo:text-indent="0in" style:auto-text-indent="false" style:page-number="auto" fo:background-color="transparent"/>
      <style:text-properties style:font-name="Times New Roman" fo:font-style="italic" officeooo:rsid="0007dc47" style:font-style-asian="italic" style:font-style-complex="italic"/>
    </style:style>
    <style:style style:name="P13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style:font-style-asian="italic" style:font-style-complex="italic"/>
    </style:style>
    <style:style style:name="P14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7dc47" officeooo:paragraph-rsid="0007dc47" style:font-style-asian="italic" style:font-style-complex="italic"/>
    </style:style>
    <style:style style:name="P15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0c5e50" officeooo:paragraph-rsid="000c5e50" style:font-style-asian="italic" style:font-style-complex="italic"/>
    </style:style>
    <style:style style:name="P16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5452f" officeooo:paragraph-rsid="00170eab" style:font-style-asian="italic" style:font-style-complex="italic"/>
    </style:style>
    <style:style style:name="P17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70eab" officeooo:paragraph-rsid="00170eab" style:font-style-asian="italic" style:font-style-complex="italic"/>
    </style:style>
    <style:style style:name="P18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rsid="00170eab" officeooo:paragraph-rsid="00188f15" style:font-style-asian="italic" style:font-style-complex="italic"/>
    </style:style>
    <style:style style:name="P19" style:family="paragraph" style:parent-style-name="Standard">
      <loext:graphic-properties draw:fill="none"/>
      <style:paragraph-properties fo:margin-left="0in" fo:margin-right="0in" fo:text-indent="0in" style:auto-text-indent="false" fo:background-color="transparent"/>
      <style:text-properties style:font-name="Times New Roman" fo:font-style="italic" officeooo:paragraph-rsid="00170eab" style:font-style-asian="italic" style:font-style-complex="italic"/>
    </style:style>
    <style:style style:name="P20" style:family="paragraph" style:parent-style-name="Table_20_Contents">
      <style:text-properties style:font-name="Times New Roman"/>
    </style:style>
    <style:style style:name="P21" style:family="paragraph" style:parent-style-name="Table_20_Contents">
      <style:text-properties style:font-name="Times New Roman" officeooo:rsid="00170eab" officeooo:paragraph-rsid="00170eab"/>
    </style:style>
    <style:style style:name="P22" style:family="paragraph" style:parent-style-name="Table_20_Contents">
      <style:text-properties style:font-name="Times New Roman" officeooo:rsid="00188f15" officeooo:paragraph-rsid="00188f15"/>
    </style:style>
    <style:style style:name="T1" style:family="text">
      <style:text-properties officeooo:rsid="0007dc47"/>
    </style:style>
    <style:style style:name="T2" style:family="text">
      <style:text-properties officeooo:rsid="0008facb"/>
    </style:style>
    <style:style style:name="T3" style:family="text">
      <style:text-properties officeooo:rsid="000a88da"/>
    </style:style>
    <style:style style:name="T4" style:family="text">
      <style:text-properties officeooo:rsid="000a88da" fo:background-color="#ffff00" loext:char-shading-value="0"/>
    </style:style>
    <style:style style:name="T5" style:family="text">
      <style:text-properties officeooo:rsid="000ae2c9"/>
    </style:style>
    <style:style style:name="T6" style:family="text">
      <style:text-properties officeooo:rsid="000ee1ff"/>
    </style:style>
    <style:style style:name="T7" style:family="text">
      <style:text-properties officeooo:rsid="000faae0"/>
    </style:style>
    <style:style style:name="T8" style:family="text">
      <style:text-properties officeooo:rsid="0015452f"/>
    </style:style>
    <style:style style:name="T9" style:family="text">
      <style:text-properties officeooo:rsid="00170eab"/>
    </style:style>
    <style:style style:name="T10" style:family="text">
      <style:text-properties officeooo:rsid="00188f15"/>
    </style:style>
    <style:style style:name="T11" style:family="text">
      <style:text-properties officeooo:rsid="0019fd2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NAME:<text:tab/><text:tab/>SUBASH S</text:p>
      <text:p text:style-name="P13">REG NO:<text:tab/><text:tab/>927623BAD109</text:p>
      <text:p text:style-name="P1">EMAIL:<text:tab/><text:tab/><text:a xlink:type="simple" xlink:href="mailto:subashs2573@gmail.com" text:style-name="Internet_20_link" text:visited-style-name="Visited_20_Internet_20_Link">subashs2573@gmail.com</text:a><text:span text:style-name="T9">(927623bad109@mkce.ac.in)</text:span></text:p>
      <text:p text:style-name="P1">PHONE NO:<text:tab/><text:tab/>+91 9442868124</text:p>
      <text:p text:style-name="P1">sites.google.com:<text:tab/></text:p>
      <text:p text:style-name="P1">Github :<text:tab/><text:tab/></text:p>
      <text:p text:style-name="P1">Portfolio:<text:tab/></text:p>
      <text:p text:style-name="P1">Leetcode:</text:p>
      <text:p text:style-name="P2">-----------------------------------------------------------------------------------------------------------------------</text:p>
      <text:p text:style-name="P1">PROJECT <text:s/>NAME:<text:tab/>RETAIL POS</text:p>
      <text:p text:style-name="P19"><text:span text:style-name="T1">PRODUCT NAME:<text:tab/>RS RETAIL POS</text:span></text:p>
      <text:p text:style-name="P19"><text:span text:style-name="T9">CONTRIBUTION:<text:tab/>UI Desgin,AI Module For Prediction</text:span><text:tab/></text:p>
      <text:p text:style-name="P3">-----------------------------------------------------------------------------------------------------------------------<text:span text:style-name="T1">TABLES </text:span><text:span text:style-name="T3">NAME</text:span><text:span text:style-name="T1">:<text:tab/>U</text:span><text:span text:style-name="T2">ser</text:span><text:span text:style-name="T1">,P</text:span><text:span text:style-name="T2">roducts</text:span><text:span text:style-name="T1">,S</text:span><text:span text:style-name="T2">tock</text:span></text:p>
      <text:p text:style-name="P4"><text:span text:style-name="T2">KEYWORDS:<text:tab/><text:tab/>Relation(User),Domain,Attribute(Date,Name,Availabe<text:tab/><text:tab/><text:tab/> <text:tab/><text:tab/><text:tab/>Stocks),Constraint(Unique key,foreign key,Primary Key),Tuple</text:span><text:span text:style-name="T3">(set Of <text:tab/><text:tab/><text:tab/><text:tab/>Records),</text:span><text:span text:style-name="T4">Composite Key</text:span><text:tab/></text:p>
      <text:p text:style-name="P4">-----------------------------------------------------------------------------------------------------------------------<text:span text:style-name="T3">Normalizatin:<text:tab/>Integrity,Retundancy</text:span><text:tab/></text:p>
      <text:p text:style-name="P5">1NF,2NF,3NF,4NF,5NF</text:p>
      <text:p text:style-name="P5"/>
      <text:p text:style-name="P6"><text:span text:style-name="T1">U</text:span><text:span text:style-name="T2">ser</text:span><text:span text:style-name="T1">,P</text:span><text:span text:style-name="T2">roducts</text:span><text:span text:style-name="T3">(Master Table)</text:span><text:span text:style-name="T1">,S</text:span><text:span text:style-name="T2">tock</text:span><text:span text:style-name="T3">(Transaction Table)</text:span></text:p>
      <text:p text:style-name="P6"/>
      <text:p text:style-name="P5">1NF-Primary Key(Products),There is a column named like product_id so Primary Key</text:p>
      <text:p text:style-name="P5">2NF-No Partial Dependency<text:span text:style-name="T5">(Product_category)</text:span></text:p>
      <text:p text:style-name="P7">3NF-No Transitive Partial Dependency</text:p>
      <text:p text:style-name="P7"/>
      <text:p text:style-name="P7">Eg:</text:p>
      <text:p text:style-name="P7">Student Info-Student id,Name,Job id,Job Name,Native Place id,Native Place</text:p>
      <text:p text:style-name="P7">1NF-Student id.Hence 1NF</text:p>
      <text:p text:style-name="P7">2NF-Student Roll Table-Student id,Job id</text:p>
      <text:p text:style-name="P7"/>
      <text:p text:style-name="P7">Student Table-Student Name,Student id,Native Place id,Native Place</text:p>
      <text:p text:style-name="P7">Job Table-Job id,Job Name </text:p>
      <text:p text:style-name="P7"/>
      <text:p text:style-name="P8">3NF-No Transtive Normal Form Exits</text:p>
      <text:p text:style-name="P8"/>
      <text:p text:style-name="P8">Student Roll Table:Student id,Job id</text:p>
      <text:p text:style-name="P8">Student Table:Student id,student name,Native id</text:p>
      <text:p text:style-name="P8">Jobs Table:Job id,Job Name</text:p>
      <text:p text:style-name="P8">Native Table:Native id,Native Name</text:p>
      <text:p text:style-name="P8">-----------------------------------------------------------------------------------------------------------------------</text:p>
      <text:p text:style-name="P8">DDL-Create,Insert,Delete</text:p>
      <text:p text:style-name="P8">Create:</text:p>
      <text:p text:style-name="P8">create table Products(</text:p>
      <text:p text:style-name="P8"><text:tab/>product_id int Primary Key,</text:p>
      <text:p text:style-name="P8"><text:tab/>product_name varchar(30)</text:p>
      <text:p text:style-name="P8">);</text:p>
      <text:p text:style-name="P8">Insert into products(product_id,product_name) values (101,Rice);</text:p>
      <text:p text:style-name="P8">delete from product where product_id==101;</text:p>
      <text:p text:style-name="P8">-----------------------------------------------------------------------------------------------------------------------</text:p>
      <text:p text:style-name="P8"/>
      <text:p text:style-name="P8"><text:soft-page-break/></text:p>
      <text:p text:style-name="P8">Join</text:p>
      <text:p text:style-name="P8">Select <text:span text:style-name="T6">product.</text:span>product_id,<text:span text:style-name="T7">product.name,</text:span><text:span text:style-name="T6">stock.</text:span>name,<text:span text:style-name="T6">stock.stock_id</text:span></text:p>
      <text:p text:style-name="P9">from accounts</text:p>
      <text:p text:style-name="P9">inner join stock on <text:span text:style-name="T7">product.name=stock.name</text:span></text:p>
      <text:p text:style-name="P9">-----------------------------------------------------------------------------------------------------------------------</text:p>
      <text:p text:style-name="P10">DTD-</text:p>
      <text:p text:style-name="P10">*C Data - Character Data</text:p>
      <text:p text:style-name="P10">*PC Data - Parsed Character Data</text:p>
      <text:p text:style-name="P10"/>
      <text:p text:style-name="P11">XML</text:p>
      <text:p text:style-name="P10">&lt;<text:span text:style-name="T8">LOGIN TIMEOUT=”10”&gt;&lt;/LOGIN&gt;</text:span></text:p>
      <text:p text:style-name="P10"/>
      <text:p text:style-name="P11">DTD</text:p>
      <text:p text:style-name="P11">&lt;!ELEMENT login EMPTY&gt;</text:p>
      <text:p text:style-name="P16">&lt;!ATTLIST login timeout CData”0”&gt;</text:p>
      <text:p text:style-name="P16">-----------------------------------------------------------------------------------------------------------------------</text:p>
      <text:p text:style-name="P16"><text:span text:style-name="T9">Frontend-HTML,CSS,React Js,Tailwind CSS,Flask</text:span></text:p>
      <text:p text:style-name="P16"/>
      <text:p text:style-name="P17"/>
      <text:p text:style-name="P17"/>
      <text:p text:style-name="P17"/>
      <text:p text:style-name="P17"/>
      <text:p text:style-name="P17"/>
      <text:p text:style-name="P17"/>
      <text:p text:style-name="P17">Table 1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6"><text:span text:style-name="T9">Module Name</text:span></text:p>
          </table:table-cell>
          <table:table-cell table:style-name="Table1.A1" office:value-type="string">
            <text:p text:style-name="P16"><text:span text:style-name="T9">Sub Module Name</text:span></text:p>
          </table:table-cell>
          <table:table-cell table:style-name="Table1.A1" office:value-type="string">
            <text:p text:style-name="P16"><text:span text:style-name="T9">Description</text:span></text:p>
          </table:table-cell>
        </table:table-row>
        <table:table-row>
          <table:table-cell table:style-name="Table1.A1" office:value-type="string">
            <text:p text:style-name="P21">Users</text:p>
          </table:table-cell>
          <table:table-cell table:style-name="Table1.A1" office:value-type="string">
            <text:p text:style-name="P21">Admin</text:p>
          </table:table-cell>
          <table:table-cell table:style-name="Table1.A1" office:value-type="string">
            <text:p text:style-name="P20"/>
          </table:table-cell>
        </table:table-row>
      </table:table>
      <text:p text:style-name="P10"/>
      <text:p text:style-name="P17">Table 2:</text:p>
      <text:p text:style-name="P17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18"/>
          </table:table-cell>
        </table:table-row>
        <table:table-row>
          <table:table-cell table:style-name="Table2.A1" office:value-type="string">
            <text:p text:style-name="P17">Submodule <text:span text:style-name="T11">N</text:span>ame</text:p>
          </table:table-cell>
          <table:table-cell table:style-name="Table2.A1" office:value-type="string">
            <text:p text:style-name="P17"><text:span text:style-name="T10">F</text:span>orm <text:span text:style-name="T10">N</text:span>ame</text:p>
          </table:table-cell>
          <table:table-cell table:style-name="Table2.A1" office:value-type="string">
            <text:p text:style-name="P18">Description</text:p>
          </table:table-cell>
          <table:table-cell table:style-name="Table2.A1" office:value-type="string">
            <text:p text:style-name="P22">Table Name</text:p>
          </table:table-cell>
          <table:table-cell table:style-name="Table2.A1" office:value-type="string">
            <text:p text:style-name="P18">Table Decription</text:p>
          </table:table-cell>
        </table:table-row>
        <table:table-row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0"/>
          </table:table-cell>
        </table:table-row>
      </table:table>
      <text:p text:style-name="P1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fo:border="2.24pt solid #000000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14:07:42.055128309</meta:creation-date>
    <dc:date>2025-05-07T16:46:56.171920954</dc:date>
    <meta:editing-duration>PT51M7S</meta:editing-duration>
    <meta:editing-cycles>11</meta:editing-cycles>
    <meta:generator>LibreOffice/24.2.7.2$Linux_X86_64 LibreOffice_project/420$Build-2</meta:generator>
    <meta:document-statistic meta:table-count="2" meta:image-count="0" meta:object-count="0" meta:page-count="2" meta:paragraph-count="68" meta:word-count="205" meta:character-count="2621" meta:non-whitespace-character-count="2460"/>
  </office:meta>
</office:document-meta>
</file>